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BindMarkersUnitTests.nextShouldIncrementBindMarker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BindMarkersUnitTests.nextShouldConsiderNa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BindMarkersUnitTests.bindNullShouldBind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BindMarkersUnitTests.nextShouldConsiderFilteredNam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dBindMarkersUnitTests.bindValueShouldBind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BindMarkersUnitTests.shouldCreateNewBindMark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BindMarkersUnitTests.nextShouldConsiderNam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